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1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25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4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ta1</text:p>
          </table:table-cell>
          <table:table-cell/>
          <table:table-cell office:value-type="string" calcext:value-type="string">
            <text:p>Theta2</text:p>
          </table:table-cell>
          <table:table-cell office:value-type="string" calcext:value-type="string">
            <text:p>Theta2 teo</text:p>
          </table:table-cell>
          <table:table-cell table:style-name="ce1" office:value-type="string" calcext:value-type="string">
            <text:p>θ1</text:p>
          </table:table-cell>
          <table:table-cell table:style-name="ce3" office:value-type="string" calcext:value-type="string">
            <text:p>θ2 medido</text:p>
          </table:table-cell>
          <table:table-cell table:style-name="ce1" office:value-type="string" calcext:value-type="string">
            <text:p>θ2 esperado</text:p>
          </table:table-cell>
          <table:table-cell table:style-name="ce2" office:value-type="string" calcext:value-type="string">
            <text:p>Dif %</text:p>
          </table:table-cell>
        </table:table-row>
        <table:table-row table:style-name="ro1">
          <table:table-cell table:number-columns-repeated="2"/>
          <table:table-cell table:formula="of:=RADIANS([.G3])" office:value-type="float" office:value="0.349065850398866" calcext:value-type="float">
            <text:p>0.349065850398866</text:p>
          </table:table-cell>
          <table:table-cell/>
          <table:table-cell table:formula="of:=RADIANS([.H3])" office:value-type="float" office:value="0.171042266695444" calcext:value-type="float">
            <text:p>0.171042266695444</text:p>
          </table:table-cell>
          <table:table-cell table:formula="of:=ASIN(0.5*SIN([.C3]))" office:value-type="float" office:value="0.171854751318739" calcext:value-type="float">
            <text:p>0.171854751318739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.8" calcext:value-type="float">
            <text:p>9.80</text:p>
          </table:table-cell>
          <table:table-cell table:style-name="ce4" table:formula="of:=DEGREES([.F3])" office:value-type="float" office:value="9.84655193983408" calcext:value-type="float">
            <text:p>9.85</text:p>
          </table:table-cell>
          <table:table-cell table:formula="of:=100*ABS([.I3]-[.H3])/[.I3]" office:value-type="float" office:value="0.472774024029193" calcext:value-type="float">
            <text:p>0.47</text:p>
          </table:table-cell>
        </table:table-row>
        <table:table-row table:style-name="ro1">
          <table:table-cell table:number-columns-repeated="2"/>
          <table:table-cell table:formula="of:=RADIANS([.G4])" office:value-type="float" office:value="0.523598775598299" calcext:value-type="float">
            <text:p>0.523598775598299</text:p>
          </table:table-cell>
          <table:table-cell/>
          <table:table-cell table:formula="of:=RADIANS([.H4])" office:value-type="float" office:value="0.251327412287183" calcext:value-type="float">
            <text:p>0.251327412287183</text:p>
          </table:table-cell>
          <table:table-cell table:formula="of:=ASIN(0.5*SIN([.C4]))" office:value-type="float" office:value="0.252680255142079" calcext:value-type="float">
            <text:p>0.252680255142079</text:p>
          </table:table-cell>
          <table:table-cell office:value-type="float" office:value="30" calcext:value-type="float">
            <text:p>30</text:p>
          </table:table-cell>
          <table:table-cell office:value-type="float" office:value="14.4" calcext:value-type="float">
            <text:p>14.4</text:p>
          </table:table-cell>
          <table:table-cell table:formula="of:=DEGREES([.F4])" office:value-type="float" office:value="14.4775121859299" calcext:value-type="float">
            <text:p>14.5</text:p>
          </table:table-cell>
          <table:table-cell table:formula="of:=100*ABS([.I4]-[.H4])/[.I4]" office:value-type="float" office:value="0.535397138226921" calcext:value-type="float">
            <text:p>0.54</text:p>
          </table:table-cell>
        </table:table-row>
        <table:table-row table:style-name="ro1">
          <table:table-cell table:number-columns-repeated="2"/>
          <table:table-cell table:formula="of:=RADIANS([.G5])" office:value-type="float" office:value="0.785398163397448" calcext:value-type="float">
            <text:p>0.785398163397448</text:p>
          </table:table-cell>
          <table:table-cell/>
          <table:table-cell table:formula="of:=RADIANS([.H5])" office:value-type="float" office:value="0.361283155162826" calcext:value-type="float">
            <text:p>0.361283155162826</text:p>
          </table:table-cell>
          <table:table-cell table:formula="of:=ASIN(0.5*SIN([.C5]))" office:value-type="float" office:value="0.361367123906708" calcext:value-type="float">
            <text:p>0.361367123906708</text:p>
          </table:table-cell>
          <table:table-cell office:value-type="float" office:value="45" calcext:value-type="float">
            <text:p>45</text:p>
          </table:table-cell>
          <table:table-cell table:formula="of:=110.7-90" office:value-type="float" office:value="20.7" calcext:value-type="float">
            <text:p>20.7</text:p>
          </table:table-cell>
          <table:table-cell table:formula="of:=DEGREES([.F5])" office:value-type="float" office:value="20.7048110546354" calcext:value-type="float">
            <text:p>20.7</text:p>
          </table:table-cell>
          <table:table-cell table:formula="of:=100*ABS([.I5]-[.H5])/[.I5]" office:value-type="float" office:value="0.0232364092709172" calcext:value-type="float">
            <text:p>0.02</text:p>
          </table:table-cell>
        </table:table-row>
        <table:table-row table:style-name="ro1">
          <table:table-cell table:number-columns-repeated="2"/>
          <table:table-cell table:formula="of:=RADIANS([.G6])" office:value-type="float" office:value="1.0471975511966" calcext:value-type="float">
            <text:p>1.0471975511966</text:p>
          </table:table-cell>
          <table:table-cell/>
          <table:table-cell table:formula="of:=RADIANS([.H6])" office:value-type="float" office:value="0.44313909708136" calcext:value-type="float">
            <text:p>0.44313909708136</text:p>
          </table:table-cell>
          <table:table-cell table:formula="of:=ASIN(0.5*SIN([.C6]))" office:value-type="float" office:value="0.447832396928932" calcext:value-type="float">
            <text:p>0.447832396928932</text:p>
          </table:table-cell>
          <table:table-cell office:value-type="float" office:value="60" calcext:value-type="float">
            <text:p>60</text:p>
          </table:table-cell>
          <table:table-cell table:style-name="ce5" table:formula="of:=115.39-90" office:value-type="float" office:value="25.39" calcext:value-type="float">
            <text:p>25.4</text:p>
          </table:table-cell>
          <table:table-cell table:formula="of:=DEGREES([.F6])" office:value-type="float" office:value="25.6589062732553" calcext:value-type="float">
            <text:p>25.7</text:p>
          </table:table-cell>
          <table:table-cell table:formula="of:=100*ABS([.I6]-[.H6])/[.I6]" office:value-type="float" office:value="1.04800364595261" calcext:value-type="float">
            <text:p>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1:49:59.247176357</meta:creation-date>
    <dc:date>2019-06-09T12:17:37.563652179</dc:date>
    <meta:editing-duration>PT7M16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